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erebri Sans" svg:font-family="'Cerebri Sans'"/>
    <style:font-face style:name="Lohit Devanagari1" svg:font-family="'Lohit Devanagari'"/>
    <style:font-face style:name="Proxima Nova" svg:font-family="'Proxima Nova', Arial, sans-serif"/>
    <style:font-face style:name="Times" svg:font-family="Times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20pt" officeooo:rsid="0019f415" officeooo:paragraph-rsid="001a3f02" style:font-size-asian="20pt" style:font-size-complex="20pt"/>
    </style:style>
    <style:style style:name="P2" style:family="paragraph" style:parent-style-name="Standard">
      <style:text-properties style:font-name="Ubuntu1" fo:font-size="20pt" fo:font-weight="normal" officeooo:rsid="001fd24b" officeooo:paragraph-rsid="001fd24b" style:font-size-asian="17.5pt" style:font-weight-asian="normal" style:font-size-complex="20pt" style:font-weight-complex="normal"/>
    </style:style>
    <style:style style:name="P3" style:family="paragraph" style:parent-style-name="Standard">
      <style:text-properties style:font-name="Ubuntu1" fo:font-size="20pt" fo:font-weight="normal" officeooo:rsid="00ce5a1d" officeooo:paragraph-rsid="00ce5a1d" style:font-size-asian="17.5pt" style:font-weight-asian="normal" style:font-size-complex="20pt" style:font-weight-complex="normal"/>
    </style:style>
    <style:style style:name="P4" style:family="paragraph" style:parent-style-name="Standard">
      <style:text-properties style:font-name="Ubuntu1" fo:font-size="20pt" fo:font-weight="normal" officeooo:rsid="00cedecf" officeooo:paragraph-rsid="00d0968c" style:font-size-asian="17.5pt" style:font-weight-asian="normal" style:font-size-complex="20pt" style:font-weight-complex="normal"/>
    </style:style>
    <style:style style:name="P5" style:family="paragraph" style:parent-style-name="Standard">
      <style:text-properties style:font-name="Ubuntu1" fo:font-size="20pt" fo:font-weight="normal" officeooo:rsid="0029238e" officeooo:paragraph-rsid="0096417b" style:font-name-asian="Noto Sans CJK SC" style:font-size-asian="17.5pt" style:font-weight-asian="normal" style:font-name-complex="Lohit Devanagari" style:font-size-complex="20pt" style:font-weight-complex="normal"/>
    </style:style>
    <style:style style:name="P6" style:family="paragraph" style:parent-style-name="Standard">
      <style:text-properties style:font-name="Ubuntu1" fo:font-size="20pt" fo:font-weight="normal" officeooo:rsid="002608a4" officeooo:paragraph-rsid="00925bf6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1" fo:font-size="12pt" officeooo:rsid="0019f415" officeooo:paragraph-rsid="001a3f02" style:font-size-asian="10.5pt" style:font-size-complex="12pt"/>
    </style:style>
    <style:style style:name="P8" style:family="paragraph" style:parent-style-name="Standard">
      <style:text-properties style:font-name="Ubuntu1" fo:font-size="12pt" fo:font-weight="bold" officeooo:rsid="0019f415" officeooo:paragraph-rsid="001a3f02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Ubuntu1" fo:font-size="12pt" fo:font-weight="bold" officeooo:rsid="007fb26d" officeooo:paragraph-rsid="0085aa4f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Ubuntu1" fo:font-size="12pt" fo:font-weight="bold" officeooo:rsid="007fb26d" officeooo:paragraph-rsid="00ae524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Ubuntu1" fo:font-size="12pt" fo:font-weight="bold" officeooo:rsid="002608a4" officeooo:paragraph-rsid="00925bf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1" fo:font-size="12pt" fo:font-weight="bold" officeooo:rsid="009f9cdc" officeooo:paragraph-rsid="009f9cdc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1" fo:font-size="12pt" fo:font-weight="bold" officeooo:rsid="00bab5f6" officeooo:paragraph-rsid="00d7a61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1" fo:font-size="12pt" fo:font-weight="bold" officeooo:rsid="002608a4" officeooo:paragraph-rsid="00925bf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2pt" fo:font-weight="bold" officeooo:rsid="00cdbb24" officeooo:paragraph-rsid="00cdbb24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Ubuntu1" fo:font-size="12pt" fo:font-weight="bold" officeooo:rsid="0019f415" officeooo:paragraph-rsid="0071b6ce" style:font-weight-asian="bold" style:font-weight-complex="bold"/>
    </style:style>
    <style:style style:name="P18" style:family="paragraph" style:parent-style-name="Standard">
      <style:text-properties style:font-name="Ubuntu1" fo:font-size="12pt" fo:font-weight="bold" officeooo:paragraph-rsid="00cedecf"/>
    </style:style>
    <style:style style:name="P19" style:family="paragraph" style:parent-style-name="Standard">
      <style:text-properties style:font-name="Ubuntu1" fo:font-size="12pt" fo:font-weight="normal" officeooo:rsid="001fd24b" officeooo:paragraph-rsid="001fd24b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Ubuntu1" fo:font-size="12pt" fo:font-weight="normal" officeooo:rsid="00363857" officeooo:paragraph-rsid="0036385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Ubuntu1" fo:font-size="12pt" fo:font-weight="normal" officeooo:rsid="00604c28" officeooo:paragraph-rsid="0085aa4f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1" fo:font-size="12pt" fo:font-weight="normal" officeooo:rsid="00604c28" officeooo:paragraph-rsid="00ae524d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1" fo:font-size="12pt" fo:font-weight="normal" officeooo:rsid="0029238e" officeooo:paragraph-rsid="0096417b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1" fo:font-size="12pt" fo:font-weight="normal" officeooo:rsid="002608a4" officeooo:paragraph-rsid="00925bf6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1" fo:font-size="12pt" fo:font-weight="normal" officeooo:rsid="002608a4" officeooo:paragraph-rsid="009f9cdc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1" fo:font-size="12pt" fo:font-weight="normal" officeooo:rsid="007239e7" officeooo:paragraph-rsid="0096417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25bf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1" fo:font-size="12pt" fo:font-weight="normal" officeooo:rsid="0046457f" officeooo:paragraph-rsid="009f9cdc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Ubuntu1" fo:font-size="12pt" fo:font-weight="normal" officeooo:rsid="006efa9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Standard">
      <style:text-properties style:font-name="Ubuntu1" fo:font-size="12pt" fo:font-weight="normal" officeooo:rsid="00446345" officeooo:paragraph-rsid="00d0968c" style:font-name-asian="Noto Sans CJK SC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Standard">
      <style:text-properties style:font-name="Ubuntu1" fo:font-size="12pt" fo:font-weight="normal" officeooo:rsid="0029238e" officeooo:paragraph-rsid="0096417b" style:font-name-asian="Noto Sans CJK SC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33" style:family="paragraph" style:parent-style-name="Standard">
      <style:text-properties style:font-name="Ubuntu1" fo:font-size="12pt" fo:font-weight="normal" officeooo:rsid="0054f88f" officeooo:paragraph-rsid="00925bf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Ubuntu1" fo:font-size="12pt" fo:font-weight="normal" officeooo:rsid="0054f88f" officeooo:paragraph-rsid="00c68a4a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Ubuntu1" fo:font-size="12pt" officeooo:paragraph-rsid="00d7a61b"/>
    </style:style>
    <style:style style:name="P36" style:family="paragraph" style:parent-style-name="Standard">
      <style:text-properties style:font-name="Ubuntu1" fo:font-size="14pt" fo:font-weight="bold" officeooo:rsid="001a5f97" officeooo:paragraph-rsid="00c68a4a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1" officeooo:paragraph-rsid="00cedecf"/>
    </style:style>
    <style:style style:name="P38" style:family="paragraph" style:parent-style-name="Standard">
      <style:text-properties fo:font-size="12pt" fo:font-weight="normal" officeooo:rsid="002468ab" officeooo:paragraph-rsid="008adbd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28b04" officeooo:paragraph-rsid="00228b04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bold" officeooo:rsid="002468ab" officeooo:paragraph-rsid="008adbd2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4pt" officeooo:rsid="001a5f97" officeooo:paragraph-rsid="00925bf6" style:font-size-asian="12.25pt" style:font-size-complex="14pt"/>
    </style:style>
    <style:style style:name="P42" style:family="paragraph" style:parent-style-name="Standard">
      <style:text-properties fo:font-size="14pt" officeooo:rsid="001a5f97" officeooo:paragraph-rsid="00c3d1e5" style:font-size-asian="12.25pt" style:font-size-complex="14pt"/>
    </style:style>
    <style:style style:name="P43" style:family="paragraph" style:parent-style-name="Standard">
      <style:text-properties fo:font-size="14pt" officeooo:rsid="001a5f97" officeooo:paragraph-rsid="00ce5a1d" style:font-size-asian="12.25pt" style:font-size-complex="14pt"/>
    </style:style>
    <style:style style:name="P44" style:family="paragraph" style:parent-style-name="Standard">
      <style:text-properties fo:font-size="14pt" officeooo:rsid="001a5f97" officeooo:paragraph-rsid="00c8f7ff" style:font-size-asian="14pt" style:font-size-complex="14pt"/>
    </style:style>
    <style:style style:name="P45" style:family="paragraph" style:parent-style-name="Standard">
      <style:text-properties officeooo:paragraph-rsid="00925bf6"/>
    </style:style>
    <style:style style:name="P46" style:family="paragraph" style:parent-style-name="Standard">
      <style:text-properties officeooo:paragraph-rsid="009f9cdc"/>
    </style:style>
    <style:style style:name="P47" style:family="paragraph" style:parent-style-name="Standard">
      <style:text-properties fo:font-variant="normal" fo:text-transform="none" fo:color="#000000" style:font-name="Ubuntu1" fo:font-size="12pt" fo:letter-spacing="normal" fo:font-style="normal" style:text-underline-style="none" fo:font-weight="bold" officeooo:rsid="00bc2bdb" officeooo:paragraph-rsid="00bab5f6" fo:background-color="#fffff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officeooo:paragraph-rsid="00ce5a1d"/>
    </style:style>
    <style:style style:name="P49" style:family="paragraph" style:parent-style-name="Standard">
      <style:text-properties fo:color="#000000" style:font-name="Ubuntu1" fo:font-size="12pt" fo:font-weight="bold" officeooo:rsid="00cedecf" officeooo:paragraph-rsid="00d0968c"/>
    </style:style>
    <style:style style:name="P50" style:family="paragraph" style:parent-style-name="Standard">
      <style:text-properties fo:color="#000000" style:font-name="Ubuntu1" fo:font-size="12pt" fo:font-weight="bold" officeooo:paragraph-rsid="00d0968c"/>
    </style:style>
    <style:style style:name="P51" style:family="paragraph" style:parent-style-name="Standard">
      <style:text-properties officeooo:paragraph-rsid="00d0968c"/>
    </style:style>
    <style:style style:name="P52" style:family="paragraph" style:parent-style-name="Standard">
      <style:text-properties officeooo:paragraph-rsid="00d49f35"/>
    </style:style>
    <style:style style:name="P53" style:family="paragraph" style:parent-style-name="Title">
      <style:paragraph-properties fo:margin-top="0cm" fo:margin-bottom="0cm" loext:contextual-spacing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/>
    </style:style>
    <style:style style:name="P54" style:family="paragraph" style:parent-style-name="Text_20_body">
      <style:paragraph-properties fo:text-align="center" style:justify-single-word="false"/>
      <style:text-properties style:font-name="Ubuntu" officeooo:rsid="0019f415" officeooo:paragraph-rsid="0019f415"/>
    </style:style>
    <style:style style:name="P55" style:family="paragraph" style:parent-style-name="Text_20_body">
      <style:paragraph-properties fo:text-align="center" style:justify-single-word="false"/>
      <style:text-properties style:font-name="Ubuntu" fo:font-size="3pt" fo:font-weight="normal" officeooo:rsid="0019f415" officeooo:paragraph-rsid="0019f415" style:font-size-asian="2.59999990463257pt" style:font-weight-asian="normal" style:font-size-complex="3pt" style:font-weight-complex="normal"/>
    </style:style>
    <style:style style:name="P56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57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58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59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f96212" style:font-weight-asian="normal" style:font-weight-complex="normal"/>
    </style:style>
    <style:style style:name="P60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paragraph-rsid="00d0968c" style:font-weight-asian="normal" style:font-weight-complex="normal"/>
    </style:style>
    <style:style style:name="P61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62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63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weight-asian="normal" style:font-weight-complex="normal"/>
    </style:style>
    <style:style style:name="P64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f87504" officeooo:paragraph-rsid="00fa6fef" style:font-weight-asian="normal" style:font-weight-complex="normal"/>
    </style:style>
    <style:style style:name="P65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f96212" officeooo:paragraph-rsid="00f96212" style:font-weight-asian="normal" style:font-weight-complex="normal"/>
    </style:style>
    <style:style style:name="P66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f96212" officeooo:paragraph-rsid="00fa6fef" style:font-weight-asian="normal" style:font-weight-complex="normal"/>
    </style:style>
    <style:style style:name="P67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29238e" officeooo:paragraph-rsid="00cedecf" style:font-name-asian="Noto Sans CJK SC" style:font-size-asian="10.5pt" style:font-weight-asian="normal" style:font-name-complex="Lohit Devanagari" style:font-size-complex="12pt" style:font-weight-complex="normal"/>
    </style:style>
    <style:style style:name="P68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29238e" officeooo:paragraph-rsid="00d0968c" style:font-name-asian="Noto Sans CJK SC" style:font-size-asian="10.5pt" style:font-weight-asian="normal" style:font-name-complex="Lohit Devanagari" style:font-size-complex="12pt" style:font-weight-complex="normal"/>
    </style:style>
    <style:style style:name="P69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2pt" fo:font-weight="normal" officeooo:rsid="00cedecf" officeooo:paragraph-rsid="00d0968c" style:font-size-asian="12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officeooo:paragraph-rsid="00d7a61b"/>
    </style:style>
    <style:style style:name="P71" style:family="paragraph" style:parent-style-name="Standard">
      <style:text-properties style:font-name="Ubuntu1" fo:font-size="12pt" fo:font-weight="normal" officeooo:rsid="00ae3968" officeooo:paragraph-rsid="00c68a4a" style:font-size-asian="12pt" style:font-weight-asian="normal" style:font-size-complex="12pt" style:font-weight-complex="normal"/>
    </style:style>
    <style:style style:name="P72" style:family="paragraph" style:parent-style-name="Standard" style:list-style-name="L12">
      <style:text-properties style:font-name="Ubuntu1" fo:font-size="12pt" fo:font-weight="normal" officeooo:paragraph-rsid="00d7a61b"/>
    </style:style>
    <style:style style:name="P73" style:family="paragraph" style:parent-style-name="Standard" style:list-style-name="L13">
      <style:text-properties style:font-name="Ubuntu1" fo:font-size="12pt" fo:font-weight="normal" officeooo:rsid="00b4d498" officeooo:paragraph-rsid="00b66a66" style:font-size-asian="10.5pt" style:font-weight-asian="normal" style:font-size-complex="12pt" style:font-weight-complex="normal"/>
    </style:style>
    <style:style style:name="P74" style:family="paragraph" style:parent-style-name="Standard" style:list-style-name="L13">
      <style:text-properties style:font-name="Ubuntu1" fo:font-size="12pt" fo:font-weight="normal" officeooo:rsid="002ee659" officeooo:paragraph-rsid="0070640d" style:font-size-asian="10.5pt" style:font-weight-asian="normal" style:font-size-complex="12pt" style:font-weight-complex="normal"/>
    </style:style>
    <style:style style:name="P75" style:family="paragraph" style:parent-style-name="Standard" style:list-style-name="L17">
      <style:text-properties style:font-name="Ubuntu1" fo:font-size="12pt" fo:font-weight="normal" officeooo:rsid="002ee659" officeooo:paragraph-rsid="008adbd2" style:font-size-asian="10.5pt" style:font-weight-asian="normal" style:font-size-complex="12pt" style:font-weight-complex="normal"/>
    </style:style>
    <style:style style:name="P76" style:family="paragraph" style:parent-style-name="Standard" style:list-style-name="L16">
      <style:text-properties style:font-name="Ubuntu1" fo:font-size="12pt" fo:font-weight="normal" officeooo:rsid="005ac0e9" officeooo:paragraph-rsid="0085aa4f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Ubuntu1" fo:font-size="12pt" fo:font-weight="normal" officeooo:rsid="007239e7" officeooo:paragraph-rsid="00925bf6" style:font-name-asian="Noto Sans CJK SC" style:font-size-asian="10.5pt" style:font-weight-asian="normal" style:font-name-complex="Lohit Devanagari" style:font-size-complex="12pt" style:font-weight-complex="normal"/>
    </style:style>
    <style:style style:name="P78" style:family="paragraph" style:parent-style-name="Standard">
      <style:text-properties style:font-name="Ubuntu1" fo:font-size="12pt" fo:font-weight="normal" officeooo:rsid="0054f88f" officeooo:paragraph-rsid="0096417b" style:font-name-asian="Noto Sans CJK SC" style:font-size-asian="12pt" style:font-weight-asian="normal" style:font-name-complex="Lohit Devanagari" style:font-size-complex="12pt" style:font-weight-complex="normal"/>
    </style:style>
    <style:style style:name="P79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paragraph-rsid="00cedecf"/>
    </style:style>
    <style:style style:name="P80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paragraph-rsid="00ead131"/>
    </style:style>
    <style:style style:name="P81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paragraph-rsid="00fa6fef"/>
    </style:style>
    <style:style style:name="P82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rsid="00dcf2b0" officeooo:paragraph-rsid="00dcf2b0"/>
    </style:style>
    <style:style style:name="P83" style:family="paragraph" style:parent-style-name="Standard" style:list-style-name="L12">
      <style:text-properties style:font-name="Ubuntu1" fo:font-size="12pt" fo:letter-spacing="normal" fo:font-style="italic" fo:font-weight="normal" officeooo:paragraph-rsid="00d7a61b"/>
    </style:style>
    <style:style style:name="P84" style:family="paragraph" style:parent-style-name="Standard" style:list-style-name="L17">
      <style:text-properties style:font-name="Ubuntu1" fo:font-size="12pt" fo:letter-spacing="normal" fo:font-style="normal" style:text-underline-style="none" fo:font-weight="normal" officeooo:rsid="002468ab" officeooo:paragraph-rsid="008adbd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2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fo:font-weight="bold" officeooo:rsid="00bc2bdb" officeooo:paragraph-rsid="00d7a61b" style:font-size-asian="12pt" style:font-weight-asian="bold" style:font-size-complex="12pt" style:font-weight-complex="bold"/>
    </style:style>
    <style:style style:name="P86" style:family="paragraph" style:parent-style-name="Standard">
      <style:text-properties style:font-name="Ubuntu1" fo:font-size="12pt" fo:font-weight="bold" officeooo:rsid="00394d33" officeooo:paragraph-rsid="006efa9e" style:font-size-asian="12pt" style:font-weight-asian="bold" style:font-size-complex="12pt" style:font-weight-complex="bold"/>
    </style:style>
    <style:style style:name="P87" style:family="paragraph" style:parent-style-name="Standard">
      <style:text-properties style:font-name="Ubuntu1" fo:font-size="12pt" fo:font-style="normal" fo:font-weight="normal" officeooo:rsid="002ee659" officeooo:paragraph-rsid="0070640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4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5">
      <style:text-properties style:font-name="Ubuntu1" fo:font-size="12pt" fo:font-style="normal" fo:font-weight="normal" officeooo:rsid="008697c8" officeooo:paragraph-rsid="00ae524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5">
      <style:text-properties style:font-name="Ubuntu1" fo:font-size="12pt" fo:font-style="normal" fo:font-weight="normal" officeooo:rsid="008697c8" officeooo:paragraph-rsid="0085aa4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2pt" officeooo:rsid="00fa6fef" officeooo:paragraph-rsid="00fa6fef"/>
    </style:style>
    <style:style style:name="P92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officeooo:paragraph-rsid="00e92530"/>
    </style:style>
    <style:style style:name="P93" style:family="paragraph" style:parent-style-name="Standard" style:list-style-name="L13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1" fo:font-size="12pt" fo:letter-spacing="normal" fo:font-style="normal" style:text-underline-style="none" fo:font-weight="normal" officeooo:rsid="00228b04" officeooo:paragraph-rsid="00d7a61b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14">
      <style:text-properties fo:font-variant="normal" fo:text-transform="none" fo:color="#000000" style:font-name="Ubuntu1" fo:font-size="12pt" fo:letter-spacing="normal" fo:font-style="normal" fo:font-weight="normal" officeooo:rsid="00a9b8a4" officeooo:paragraph-rsid="00ae524d" style:font-size-asian="12pt" style:font-weight-asian="normal" style:font-size-complex="12pt" style:font-weight-complex="normal"/>
    </style:style>
    <style:style style:name="P95" style:family="paragraph" style:parent-style-name="Standard" style:list-style-name="L14">
      <style:text-properties fo:font-variant="normal" fo:text-transform="none" fo:color="#000000" style:font-name="Ubuntu1" fo:font-size="12pt" fo:letter-spacing="normal" fo:font-style="normal" fo:font-weight="normal" officeooo:rsid="00aa7eae" officeooo:paragraph-rsid="00ae524d" style:font-size-asian="12pt" style:font-weight-asian="normal" style:font-size-complex="12pt" style:font-weight-complex="normal"/>
    </style:style>
    <style:style style:name="P96" style:family="paragraph" style:parent-style-name="Standard" style:list-style-name="L16">
      <style:text-properties fo:font-variant="normal" fo:text-transform="none" fo:color="#000000" style:font-name="Ubuntu1" fo:font-size="12pt" fo:letter-spacing="normal" fo:font-style="normal" fo:font-weight="normal" officeooo:rsid="005ac0e9" officeooo:paragraph-rsid="0085aa4f" style:font-size-asian="12pt" style:font-weight-asian="normal" style:font-size-complex="12pt" style:font-weight-complex="normal"/>
    </style:style>
    <style:style style:name="P97" style:family="paragraph" style:parent-style-name="Standard" style:list-style-name="L16">
      <style:text-properties fo:font-variant="normal" fo:text-transform="none" fo:color="#000000" style:font-name="Ubuntu1" fo:font-size="12pt" fo:letter-spacing="normal" fo:font-style="italic" fo:font-weight="normal" officeooo:rsid="009bc4cc" officeooo:paragraph-rsid="009bc4cc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14">
      <style:text-properties officeooo:paragraph-rsid="00ae524d"/>
    </style:style>
    <style:style style:name="P99" style:family="paragraph" style:parent-style-name="Standard">
      <style:text-properties fo:font-size="12pt" fo:font-weight="normal" officeooo:rsid="002468ab" officeooo:paragraph-rsid="00d7a61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Ubuntu1" fo:font-size="12pt" fo:font-style="normal" fo:font-weight="normal" officeooo:rsid="00a3b1eb" officeooo:paragraph-rsid="00cedecf" style:font-size-asian="10.5pt" style:font-style-asian="normal" style:font-weight-asian="normal" style:font-size-complex="12pt" style:font-style-complex="normal" style:font-weight-complex="normal"/>
    </style:style>
    <style:style style:name="P101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d42" style:font-weight-asian="bold" style:font-weight-complex="bold"/>
    </style:style>
    <style:style style:name="T3" style:family="text">
      <style:text-properties fo:font-weight="bold" officeooo:rsid="0054f88f" style:font-name-asian="Noto Sans CJK SC" style:font-size-asian="12pt" style:font-weight-asian="bold" style:font-name-complex="Lohit Devanagari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f415" style:font-weight-asian="normal" style:font-weight-complex="normal"/>
    </style:style>
    <style:style style:name="T6" style:family="text">
      <style:text-properties fo:font-weight="normal" officeooo:rsid="0046457f" style:font-weight-asian="normal" style:font-weight-complex="normal"/>
    </style:style>
    <style:style style:name="T7" style:family="text">
      <style:text-properties fo:font-weight="normal" style:font-size-asian="10.5pt" style:font-weight-asian="normal" style:font-weight-complex="normal"/>
    </style:style>
    <style:style style:name="T8" style:family="text">
      <style:text-properties fo:font-weight="normal" style:font-size-asian="10.5pt" style:font-weight-asian="normal" style:font-size-complex="12pt" style:font-weight-complex="normal"/>
    </style:style>
    <style:style style:name="T9" style:family="text">
      <style:text-properties fo:font-weight="normal" officeooo:rsid="001a3f02" style:font-name-asian="Noto Sans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style:font-name="Ubuntu1"/>
    </style:style>
    <style:style style:name="T11" style:family="text">
      <style:text-properties style:font-name="Ubuntu1" fo:font-size="14pt" fo:font-weight="normal" officeooo:rsid="001a5f97" style:font-size-asian="14pt" style:font-weight-asian="normal" style:font-size-complex="14pt" style:font-weight-complex="normal"/>
    </style:style>
    <style:style style:name="T12" style:family="text">
      <style:text-properties style:font-name="Ubuntu1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1" fo:font-size="12pt" fo:font-weight="normal" officeooo:rsid="001a5f97" style:font-size-asian="10.5pt" style:font-weight-asian="normal" style:font-size-complex="12pt" style:font-weight-complex="normal"/>
    </style:style>
    <style:style style:name="T14" style:family="text">
      <style:text-properties style:font-name="Ubuntu1" fo:font-size="12pt" fo:font-weight="normal" officeooo:rsid="001c2d6d" style:font-size-asian="10.5pt" style:font-weight-asian="normal" style:font-size-complex="12pt" style:font-weight-complex="normal"/>
    </style:style>
    <style:style style:name="T15" style:family="text">
      <style:text-properties style:font-name="Ubuntu1" fo:font-size="12pt" fo:font-weight="normal" officeooo:rsid="004720ef" style:font-size-asian="10.5pt" style:font-weight-asian="normal" style:font-size-complex="12pt" style:font-weight-complex="normal"/>
    </style:style>
    <style:style style:name="T16" style:family="text">
      <style:text-properties style:font-name="Ubuntu1" fo:font-size="12pt" fo:font-weight="normal" officeooo:rsid="00485dcb" style:font-size-asian="10.5pt" style:font-weight-asian="normal" style:font-size-complex="12pt" style:font-weight-complex="normal"/>
    </style:style>
    <style:style style:name="T17" style:family="text">
      <style:text-properties style:font-name="Ubuntu1" fo:font-size="12pt" fo:font-weight="normal" officeooo:rsid="007c76c8" style:font-size-asian="10.5pt" style:font-weight-asian="normal" style:font-size-complex="12pt" style:font-weight-complex="normal"/>
    </style:style>
    <style:style style:name="T18" style:family="text">
      <style:text-properties style:font-name="Ubuntu1" fo:font-size="12pt" fo:font-weight="normal" officeooo:rsid="007e2d0f" style:font-size-asian="10.5pt" style:font-weight-asian="normal" style:font-size-complex="12pt" style:font-weight-complex="normal"/>
    </style:style>
    <style:style style:name="T19" style:family="text">
      <style:text-properties style:font-name="Ubuntu1" fo:font-size="12pt" fo:font-weight="normal" officeooo:rsid="00925bf6" style:font-size-asian="10.5pt" style:font-weight-asian="normal" style:font-size-complex="12pt" style:font-weight-complex="normal"/>
    </style:style>
    <style:style style:name="T20" style:family="text">
      <style:text-properties style:font-name="Ubuntu1" fo:font-size="12pt" fo:font-weight="normal" officeooo:rsid="00944ea6" style:font-size-asian="10.5pt" style:font-weight-asian="normal" style:font-size-complex="12pt" style:font-weight-complex="normal"/>
    </style:style>
    <style:style style:name="T21" style:family="text">
      <style:text-properties style:font-name="Ubuntu1" fo:font-size="12pt" fo:font-weight="normal" officeooo:rsid="00ce5a1d" style:font-size-asian="10.5pt" style:font-weight-asian="normal" style:font-size-complex="12pt" style:font-weight-complex="normal"/>
    </style:style>
    <style:style style:name="T22" style:family="text">
      <style:text-properties style:font-name="Ubuntu1" fo:font-size="12pt" fo:font-weight="normal" officeooo:rsid="0029238e" style:font-name-asian="Noto Sans CJK SC" style:font-size-asian="10.5pt" style:font-weight-asian="normal" style:font-name-complex="Lohit Devanagari" style:font-size-complex="12pt" style:font-weight-complex="normal"/>
    </style:style>
    <style:style style:name="T23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Ubuntu1" fo:font-size="12pt" fo:font-weight="bold" officeooo:rsid="001a5f97" style:font-size-asian="12pt" style:font-weight-asian="bold" style:font-size-complex="12pt" style:font-weight-complex="bold"/>
    </style:style>
    <style:style style:name="T25" style:family="text">
      <style:text-properties style:font-name="Ubuntu1" fo:font-size="12pt" fo:font-weight="bold" officeooo:rsid="007c76c8" style:font-size-asian="12pt" style:font-weight-asian="bold" style:font-size-complex="12pt" style:font-weight-complex="bold"/>
    </style:style>
    <style:style style:name="T26" style:family="text">
      <style:text-properties style:font-name="Ubuntu1" fo:font-size="12pt" fo:font-weight="bold" officeooo:rsid="00ce5a1d" style:font-size-asian="12pt" style:font-weight-asian="bold" style:font-size-complex="12pt" style:font-weight-complex="bold"/>
    </style:style>
    <style:style style:name="T27" style:family="text">
      <style:text-properties style:font-name="Ubuntu1" fo:font-size="12pt" fo:font-weight="bold" officeooo:rsid="00cedecf" style:font-name-asian="Noto Sans CJK SC" style:font-size-asian="10.5pt" style:font-weight-asian="bold" style:font-name-complex="Lohit Devanagari" style:font-size-complex="12pt" style:font-weight-complex="bold"/>
    </style:style>
    <style:style style:name="T28" style:family="text">
      <style:text-properties style:font-name="Ubuntu1" fo:font-size="12pt" fo:font-weight="bold" officeooo:rsid="0029238e" style:font-name-asian="Noto Sans CJK SC" style:font-size-asian="10.5pt" style:font-weight-asian="bold" style:font-name-complex="Lohit Devanagari" style:font-size-complex="12pt" style:font-weight-complex="bold"/>
    </style:style>
    <style:style style:name="T29" style:family="text">
      <style:text-properties style:font-name="Ubuntu1" fo:font-size="12pt" fo:font-style="normal" style:text-underline-style="none" fo:font-weight="normal" officeooo:rsid="002608a4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Ubuntu1" fo:font-size="12pt" fo:font-style="normal" style:text-underline-style="none" fo:font-weight="normal" officeooo:rsid="009f9cdc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Ubuntu1" fo:font-size="12pt" fo:font-style="normal" style:text-underline-style="none" fo:font-weight="normal" officeooo:rsid="00a57626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Ubuntu1" fo:font-size="12pt" style:text-underline-style="none" fo:font-weight="normal" officeooo:rsid="0029238e" style:font-name-asian="Noto Sans CJK SC" style:font-size-asian="10.5pt" style:font-weight-asian="normal" style:font-name-complex="Lohit Devanagari" style:font-size-complex="12pt" style:font-weight-complex="normal"/>
    </style:style>
    <style:style style:name="T33" style:family="text">
      <style:text-properties style:font-name="Ubuntu1" fo:font-weight="normal" style:font-weight-asian="normal" style:font-weight-complex="normal"/>
    </style:style>
    <style:style style:name="T34" style:family="text">
      <style:text-properties style:font-name="Ubuntu1" fo:font-weight="normal" officeooo:rsid="00ce5a1d" style:font-weight-asian="normal" style:font-weight-complex="normal"/>
    </style:style>
    <style:style style:name="T35" style:family="text">
      <style:text-properties style:font-name="Ubuntu1" officeooo:rsid="00231dc1"/>
    </style:style>
    <style:style style:name="T36" style:family="text">
      <style:text-properties style:font-name="Ubuntu1" fo:font-style="normal" style:text-underline-style="none" style:font-style-asian="normal" style:font-style-complex="normal"/>
    </style:style>
    <style:style style:name="T37" style:family="text">
      <style:text-properties style:font-name="Ubuntu1" fo:font-style="normal" style:text-underline-style="none" officeooo:rsid="0021a273" style:font-style-asian="normal" style:font-style-complex="normal"/>
    </style:style>
    <style:style style:name="T38" style:family="text">
      <style:text-properties style:font-name="Ubuntu1" fo:letter-spacing="normal" fo:font-style="normal" style:text-underline-style="none" fo:background-color="#ffffff" loext:char-shading-value="0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7fb26d" style:font-style-asian="normal" style:font-style-complex="normal"/>
    </style:style>
    <style:style style:name="T42" style:family="text">
      <style:text-properties fo:font-style="normal" style:text-underline-style="none" officeooo:rsid="0085aa4f" style:font-style-asian="normal" style:font-style-complex="normal"/>
    </style:style>
    <style:style style:name="T43" style:family="text">
      <style:text-properties fo:font-style="normal" style:text-underline-style="none" fo:font-weight="bold" officeooo:rsid="00bc2bdb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70640d" style:font-style-asian="normal" style:font-style-complex="normal"/>
    </style:style>
    <style:style style:name="T46" style:family="text">
      <style:text-properties fo:font-style="normal" officeooo:rsid="007d5705" style:font-style-asian="normal" style:font-style-complex="normal"/>
    </style:style>
    <style:style style:name="T47" style:family="text">
      <style:text-properties fo:font-style="normal" officeooo:rsid="007fb26d" style:font-style-asian="normal" style:font-style-complex="normal"/>
    </style:style>
    <style:style style:name="T48" style:family="text">
      <style:text-properties fo:font-style="normal" officeooo:rsid="008697c8" style:font-style-asian="normal" style:font-style-complex="normal"/>
    </style:style>
    <style:style style:name="T49" style:family="text">
      <style:text-properties fo:font-style="normal" officeooo:rsid="009e9167" style:font-style-asian="normal" style:font-style-complex="normal"/>
    </style:style>
    <style:style style:name="T50" style:family="text">
      <style:text-properties style:text-underline-style="none" fo:font-weight="normal" officeooo:rsid="0058bf36" style:font-weight-asian="normal" style:font-weight-complex="normal"/>
    </style:style>
    <style:style style:name="T51" style:family="text">
      <style:text-properties style:text-underline-style="none" officeooo:rsid="00bc2bdb" fo:background-color="#ffffff" loext:char-shading-value="0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96417b" style:font-name-asian="Noto Sans CJK SC" style:font-size-asian="10.5pt" style:font-name-complex="Lohit Devanagari" style:font-size-complex="12pt"/>
    </style:style>
    <style:style style:name="T53" style:family="text">
      <style:text-properties officeooo:rsid="001a3f02" style:font-name-asian="Noto Sans CJK SC" style:font-size-asian="10.5pt" style:font-name-complex="Lohit Devanagari" style:font-size-complex="12pt"/>
    </style:style>
    <style:style style:name="T54" style:family="text">
      <style:text-properties officeooo:rsid="0054f88f" style:font-name-asian="Noto Sans CJK SC" style:font-size-asian="12pt" style:font-name-complex="Lohit Devanagari"/>
    </style:style>
    <style:style style:name="T55" style:family="text">
      <style:text-properties officeooo:rsid="002a2d42"/>
    </style:style>
    <style:style style:name="T56" style:family="text">
      <style:text-properties officeooo:rsid="006efa9e"/>
    </style:style>
    <style:style style:name="T57" style:family="text">
      <style:text-properties officeooo:rsid="007cde23"/>
    </style:style>
    <style:style style:name="T58" style:family="text">
      <style:text-properties fo:letter-spacing="normal" fo:font-style="normal" style:text-underline-style="none" fo:background-color="#ffffff" loext:char-shading-value="0" style:font-style-asian="normal" style:font-style-complex="normal"/>
    </style:style>
    <style:style style:name="T59" style:family="text">
      <style:text-properties fo:letter-spacing="normal" fo:font-style="normal" style:text-underline-style="none" officeooo:rsid="003e6a4b" fo:background-color="#ffffff" loext:char-shading-value="0" style:font-style-asian="normal" style:font-style-complex="normal"/>
    </style:style>
    <style:style style:name="T60" style:family="text">
      <style:text-properties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62" style:family="text">
      <style:text-properties officeooo:rsid="0085aa4f"/>
    </style:style>
    <style:style style:name="T63" style:family="text">
      <style:text-properties officeooo:rsid="00909d58"/>
    </style:style>
    <style:style style:name="T64" style:family="text">
      <style:text-properties fo:font-size="12pt"/>
    </style:style>
    <style:style style:name="T65" style:family="text">
      <style:text-properties fo:font-size="12pt" officeooo:rsid="0046457f" style:font-size-asian="12pt" style:font-size-complex="12pt"/>
    </style:style>
    <style:style style:name="T66" style:family="text">
      <style:text-properties fo:font-size="12pt" fo:font-weight="normal" officeooo:rsid="00736add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8b9fd6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a1e159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ae3968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ae524d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ae94af" style:font-size-asian="12pt" style:font-weight-asian="normal" style:font-size-complex="12pt" style:font-weight-complex="normal"/>
    </style:style>
    <style:style style:name="T72" style:family="text">
      <style:text-properties fo:font-size="12pt" officeooo:rsid="001248e9"/>
    </style:style>
    <style:style style:name="T73" style:family="text">
      <style:text-properties fo:font-size="12pt" officeooo:rsid="00168276"/>
    </style:style>
    <style:style style:name="T74" style:family="text">
      <style:text-properties fo:font-size="12pt" officeooo:rsid="000dfabb"/>
    </style:style>
    <style:style style:name="T75" style:family="text">
      <style:text-properties fo:font-size="12pt" officeooo:rsid="00e92530"/>
    </style:style>
    <style:style style:name="T76" style:family="text">
      <style:text-properties style:font-size-asian="10.5pt"/>
    </style:style>
    <style:style style:name="T77" style:family="text">
      <style:text-properties officeooo:rsid="0096417b" style:font-size-asian="10.5pt"/>
    </style:style>
    <style:style style:name="T78" style:family="text">
      <style:text-properties officeooo:rsid="009f9cdc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fac2e" style:font-style-asian="italic" style:font-weight-asian="normal" style:font-style-complex="italic" style:font-weight-complex="normal"/>
    </style:style>
    <style:style style:name="T81" style:family="text">
      <style:text-properties officeooo:rsid="00a73bda"/>
    </style:style>
    <style:style style:name="T82" style:family="text">
      <style:text-properties officeooo:rsid="00ae524d"/>
    </style:style>
    <style:style style:name="T83" style:family="text">
      <style:text-properties officeooo:rsid="00b83743"/>
    </style:style>
    <style:style style:name="T84" style:family="text">
      <style:text-properties fo:font-variant="normal" fo:text-transform="none" fo:color="#000000" fo:font-style="normal" style:font-size-asian="12pt" style:font-size-complex="12pt"/>
    </style:style>
    <style:style style:name="T85" style:family="text">
      <style:text-properties fo:font-variant="normal" fo:text-transform="none" fo:color="#000000" fo:letter-spacing="normal" fo:font-style="normal" style:text-underline-style="none" fo:background-color="#ffffff" loext:char-shading-value="0" style:font-size-asian="12pt" style:font-style-asian="normal" style:font-size-complex="12pt" style:font-style-complex="normal"/>
    </style:style>
    <style:style style:name="T86" style:family="text">
      <style:text-properties fo:font-variant="normal" fo:text-transform="none" fo:color="#000000" fo:letter-spacing="normal" fo:font-style="normal" style:text-underline-style="non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fo:letter-spacing="normal" fo:font-style="normal" style:text-underline-style="none" officeooo:rsid="00bc2bdb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fo:letter-spacing="normal" fo:font-style="normal" style:text-underline-style="none" officeooo:rsid="00bc2bdb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fo:letter-spacing="normal" fo:font-style="normal" style:text-underline-style="none" officeooo:rsid="00c9852b" fo:background-color="#ffffff" loext:char-shading-value="0" style:font-style-asian="normal" style:font-style-complex="normal"/>
    </style:style>
    <style:style style:name="T90" style:family="text">
      <style:text-properties fo:font-variant="normal" fo:text-transform="none" fo:color="#000000" fo:letter-spacing="normal" fo:font-style="normal" style:text-underline-style="none" officeooo:rsid="00a3b1eb" fo:background-color="#ffffff" loext:char-shading-value="0" style:font-style-asian="normal" style:font-style-complex="normal"/>
    </style:style>
    <style:style style:name="T91" style:family="text">
      <style:text-properties fo:font-variant="normal" fo:text-transform="none" fo:color="#000000" fo:letter-spacing="normal" fo:font-style="normal" style:text-underline-style="none" fo:font-weight="bold" officeooo:rsid="00bc2bdb" fo:background-color="#ffffff" loext:char-shading-value="0" style:font-size-asian="10.5pt" style:font-style-asian="normal" style:font-weight-asian="bold" style:font-size-complex="12pt" style:font-style-complex="normal" style:font-weight-complex="bold"/>
    </style:style>
    <style:style style:name="T92" style:family="text">
      <style:text-properties fo:font-variant="normal" fo:text-transform="none" fo:color="#000000" style:font-name="Ubuntu1" fo:font-size="12pt" fo:letter-spacing="normal" fo:font-style="normal" fo:font-weight="normal" officeooo:rsid="00a9b8a4" style:font-size-asian="12pt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font-name="Ubuntu1" fo:font-size="12pt" fo:letter-spacing="normal" fo:font-style="normal" fo:font-weight="normal" officeooo:rsid="00f0d209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font-size="12pt" fo:letter-spacing="normal" fo:font-style="normal" fo:font-weight="normal"/>
    </style:style>
    <style:style style:name="T95" style:family="text">
      <style:text-properties fo:font-variant="normal" fo:text-transform="none" fo:font-size="12pt" fo:letter-spacing="normal" fo:font-style="normal" fo:font-weight="normal" officeooo:rsid="001160bf"/>
    </style:style>
    <style:style style:name="T96" style:family="text">
      <style:text-properties fo:font-variant="normal" fo:text-transform="none" fo:font-size="12pt" fo:letter-spacing="normal" fo:font-style="normal" fo:font-weight="normal" officeooo:rsid="001248e9"/>
    </style:style>
    <style:style style:name="T97" style:family="text">
      <style:text-properties fo:font-variant="normal" fo:text-transform="none" fo:font-size="12pt" fo:letter-spacing="normal" fo:font-style="normal" fo:font-weight="normal" officeooo:rsid="00ecba85"/>
    </style:style>
    <style:style style:name="T98" style:family="text">
      <style:text-properties style:font-size-asian="12pt" style:font-size-complex="12pt"/>
    </style:style>
    <style:style style:name="T99" style:family="text">
      <style:text-properties officeooo:rsid="00dcf2b0"/>
    </style:style>
    <style:style style:name="T100" style:family="text">
      <style:text-properties officeooo:rsid="00e20409"/>
    </style:style>
    <style:style style:name="T101" style:family="text">
      <style:text-properties officeooo:rsid="00e39e31"/>
    </style:style>
    <style:style style:name="T102" style:family="text">
      <style:text-properties officeooo:rsid="00e92530"/>
    </style:style>
    <style:style style:name="T103" style:family="text">
      <style:text-properties officeooo:rsid="00ead131"/>
    </style:style>
    <style:style style:name="T104" style:family="text">
      <style:text-properties officeooo:rsid="00eef6d1"/>
    </style:style>
    <style:style style:name="T105" style:family="text">
      <style:text-properties officeooo:rsid="00f0ba0e"/>
    </style:style>
    <style:style style:name="T106" style:family="text">
      <style:text-properties officeooo:rsid="00f0d209"/>
    </style:style>
    <style:style style:name="T107" style:family="text">
      <style:text-properties officeooo:rsid="00f96212"/>
    </style:style>
    <style:style style:name="T108" style:family="text">
      <style:text-properties officeooo:rsid="00fa6fef"/>
    </style:style>
    <style:style style:name="T109" style:family="text">
      <style:text-properties officeooo:rsid="00fd47b2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NAVENDU</text:span> <text:span text:style-name="T4">DUAR</text:span><text:span text:style-name="T5">I</text:span></text:p>
      <text:p text:style-name="P54"><text:a xlink:type="simple" xlink:href="mailto:navendu.mcs19.du@gmail.com" text:style-name="Internet_20_link" text:visited-style-name="Visited_20_Internet_20_Link"><text:span text:style-name="T50">navendu.mcs19.du@gmail.com</text:span></text:a><text:span text:style-name="T4"> <text:s text:c="3"/>| <text:s text:c="4"/></text:span><text:a xlink:type="simple" xlink:href="http://navenduduari.github.io/" text:style-name="Internet_20_link" text:visited-style-name="Visited_20_Internet_20_Link"><text:span text:style-name="T39">navenduduari.github.io</text:span></text:a><text:span text:style-name="T4"> <text:s text:c="4"/>| <text:s text:c="4"/>+91-7003890461</text:span></text:p>
      <text:p text:style-name="P55"><draw:line text:anchor-type="paragraph" draw:z-index="0" draw:name="Shape1" draw:style-name="gr1" draw:text-style-name="P101" svg:x1="-0.377cm" svg:y1="0.076cm" svg:x2="19.17cm" svg:y2="0.101cm"><text:p/></draw:line></text:p>
      <text:section text:style-name="Sect1" text:name="Section1">
        <text:p text:style-name="P6">EXPERIENCE</text:p>
        <text:p text:style-name="P24"/>
        <text:p text:style-name="P13">FlyBy</text:p>
        <text:p text:style-name="P46"><text:a xlink:type="simple" xlink:href="http://letsflyby.com/" text:style-name="Internet_20_link" text:visited-style-name="Visited_20_Internet_20_Link"><text:span text:style-name="T31">lets</text:span></text:a><text:a xlink:type="simple" xlink:href="http://letsflyby.com/" text:style-name="Internet_20_link" text:visited-style-name="Visited_20_Internet_20_Link"><text:span text:style-name="T30">flyby</text:span></text:a><text:a xlink:type="simple" xlink:href="http://letsflyby.com/" text:style-name="Internet_20_link" text:visited-style-name="Visited_20_Internet_20_Link"><text:span text:style-name="T29">.com</text:span></text:a></text:p>
        <text:p text:style-name="P25"><text:span text:style-name="T78">May</text:span> 2020 – <text:span text:style-name="T78">Present</text:span></text:p>
        <text:p text:style-name="P16"><text:span text:style-name="T80">M</text:span><text:span text:style-name="T79">ember of Founding Team</text:span></text:p>
        <text:p text:style-name="P28"/>
        <text:p text:style-name="P12">Insticram Systems Pvt. Ltd.</text:p>
        <text:p text:style-name="P45"><text:a xlink:type="simple" xlink:href="http://yoursown.com/" text:style-name="Internet_20_link" text:visited-style-name="Visited_20_Internet_20_Link"><text:span text:style-name="T29">yoursown.com</text:span></text:a></text:p>
        <text:p text:style-name="P24">January 2020 – <text:span text:style-name="T63">May 2020</text:span></text:p>
        <text:p text:style-name="P15"><text:span text:style-name="T79">Technical Developer</text:span> <text:span text:style-name="T6">(remote)</text:span></text:p>
        <text:p text:style-name="P27"/>
        <text:p text:style-name="P1">EDUCATION</text:p>
        <text:p text:style-name="P7"/>
        <text:p text:style-name="P8">M. Sc. Computer Science : <text:span text:style-name="T7">Department of Computer Science, University of Delhi </text:span><text:span text:style-name="T77">(7.8)</text:span></text:p>
        <text:p text:style-name="P20">August 2019 – Present</text:p>
        <text:p text:style-name="P8">B. Sc. Hons. Computer Science : <text:span text:style-name="T7">Asutosh College, University of Calcutta </text:span><text:span text:style-name="T77">(</text:span><text:span text:style-name="T76">73.75%</text:span><text:span text:style-name="T77">)</text:span></text:p>
        <text:p text:style-name="P8">Higher Secondary : <text:span text:style-name="T7">Jodhpur Park Boys High School, Kolkata, West Bengal </text:span><text:span text:style-name="T77">(</text:span><text:span text:style-name="T76">80%</text:span><text:span text:style-name="T77">)</text:span></text:p>
        <text:p text:style-name="P17"><text:span text:style-name="T98">Secondary : </text:span><text:span text:style-name="T8">Sarisha R.K.M Sikshamandir, Sarisha, West Bengal</text:span><text:span text:style-name="T9"> </text:span><text:span text:style-name="T52">(</text:span><text:span text:style-name="T53">87.14%</text:span><text:span text:style-name="T52">)</text:span></text:p>
        <text:list xml:id="list3697561530" text:style-name="L1">
          <text:list-header>
            <text:p text:style-name="P67"/>
          </text:list-header>
        </text:list>
        <text:p text:style-name="P3">TOOLKIT</text:p>
        <text:p text:style-name="P77"/>
        <text:p text:style-name="P48"><text:span text:style-name="T24">Pragramming Language –</text:span><text:span text:style-name="T11"> <text:s/></text:span><text:span text:style-name="T14">G</text:span><text:span text:style-name="T13">o, C++, </text:span><text:span text:style-name="T20">TypeScript, </text:span><text:span text:style-name="T13">JavaScript <text:s/></text:span></text:p>
        <text:p text:style-name="P44"><text:span text:style-name="T23">Web Development Technology –</text:span><text:span text:style-name="T33"> </text:span><text:span text:style-name="T12">Node.js, </text:span><text:span text:style-name="T19">React.js, </text:span><text:span text:style-name="T12">GraphQL, REST, </text:span><text:span text:style-name="T18">Websocket</text:span></text:p>
        <text:p text:style-name="P42"><text:span text:style-name="T23">Database Technology –</text:span><text:span text:style-name="T33"> </text:span><text:span text:style-name="T12">PostgreSQL, Cassandra, </text:span><text:span text:style-name="T15">MongoDB, </text:span><text:span text:style-name="T17">Redis</text:span></text:p>
        <text:p text:style-name="P43"><text:span text:style-name="T26">CI/CD</text:span><text:span text:style-name="T25"> –</text:span><text:span text:style-name="T17"> Git</text:span><text:span text:style-name="T21">lab runners</text:span><text:span text:style-name="T17">, Docker </text:span><text:span text:style-name="T21">deployments</text:span><text:span text:style-name="T17">, </text:span><text:span text:style-name="T21">Standard Test Intregations and reportings</text:span></text:p>
        <text:p text:style-name="P41"><text:span text:style-name="T23">DevOps Technology –</text:span><text:span text:style-name="T33"> </text:span><text:span text:style-name="T34">Log management, </text:span><text:span text:style-name="T12">Git, Docker, </text:span><text:span text:style-name="T16">c</text:span><text:span text:style-name="T12">url</text:span></text:p>
        <text:p text:style-name="P36"><text:span text:style-name="T65">Others – </text:span><text:span text:style-name="T68">Vim, </text:span><text:span text:style-name="T70">Git Flow, </text:span><text:span text:style-name="T69">A</text:span><text:span text:style-name="T66">WS </text:span><text:span text:style-name="T67">, </text:span><text:span text:style-name="T71">J</text:span><text:span text:style-name="T69">WT</text:span></text:p>
        <text:p text:style-name="P71"/>
        <text:p text:style-name="P71"/>
        <text:p text:style-name="P71"/>
        <text:p text:style-name="P71"/>
        <text:p text:style-name="P71"/>
        <text:p text:style-name="P71"/>
        <text:p text:style-name="P34"/>
        <text:p text:style-name="P4">SKILL</text:p>
        <text:p text:style-name="P30"/>
        <text:p text:style-name="P51"><text:span text:style-name="T27">Competitive Programming</text:span><text:span text:style-name="T28"> -</text:span><text:span text:style-name="T22"> </text:span><text:a xlink:type="simple" xlink:href="https://leetcode.com/navenduduari/" text:style-name="Internet_20_link" text:visited-style-name="Visited_20_Internet_20_Link"><text:span text:style-name="T32">https://leetcode.com/navenduduari/</text:span></text:a></text:p>
        <text:p text:style-name="P50">Database Design for Practical Purpose </text:p>
        <text:list xml:id="list2535645292" text:style-name="L2">
          <text:list-item>
            <text:p text:style-name="P56">Cost vs Performance Tradeoff</text:p>
          </text:list-item>
        </text:list>
        <text:list xml:id="list3602682184" text:style-name="L3">
          <text:list-item>
            <text:p text:style-name="P57">Minimum Schema Change</text:p>
          </text:list-item>
        </text:list>
        <text:list xml:id="list3077452084" text:style-name="L4">
          <text:list-item>
            <text:p text:style-name="P58">Scaling</text:p>
          </text:list-item>
        </text:list>
        <text:p text:style-name="P50">Web API Design</text:p>
        <text:list xml:id="list4276034017" text:style-name="L5">
          <text:list-item>
            <text:p text:style-name="P66">Single CRUD and Bulk CRUD with eventual consistency</text:p>
          </text:list-item>
          <text:list-item>
            <text:p text:style-name="P59"><text:span text:style-name="T107">Stabilty(Version Management)</text:span></text:p>
          </text:list-item>
          <text:list-item>
            <text:p text:style-name="P65">Security(Token-based authentication)</text:p>
          </text:list-item>
          <text:list-item>
            <text:p text:style-name="P64">API documentation</text:p>
          </text:list-item>
        </text:list>
        <text:list xml:id="list668965896" text:style-name="L7">
          <text:list-item>
            <text:p text:style-name="P60">Benchmarking</text:p>
          </text:list-item>
        </text:list>
        <text:list xml:id="list2959593848" text:style-name="L8">
          <text:list-item>
            <text:p text:style-name="P68">Telemetry</text:p>
          </text:list-item>
        </text:list>
        <text:p text:style-name="P49">APM</text:p>
        <text:list xml:id="list222744176192001" text:continue-list="list4276034017" text:style-name="L5">
          <text:list-item>
            <text:p text:style-name="P61">Log Collector (Fluentd)</text:p>
          </text:list-item>
        </text:list>
        <text:list xml:id="list3558730017" text:style-name="L9">
          <text:list-item>
            <text:p text:style-name="P62">System Monitoring</text:p>
          </text:list-item>
        </text:list>
        <text:list xml:id="list549924095" text:style-name="L10">
          <text:list-item>
            <text:p text:style-name="P63">Event for Debugging</text:p>
          </text:list-item>
        </text:list>
        <text:p text:style-name="P49">Client Side Performance</text:p>
        <text:list xml:id="list222743016707999" text:continue-list="list222744176192001" text:style-name="L5">
          <text:list-item>
            <text:p text:style-name="P69">Re-definition of State Stores</text:p>
          </text:list-item>
        </text:list>
        <text:p text:style-name="P33"/>
        <text:p text:style-name="P5">INTEREST</text:p>
        <text:p text:style-name="P29"/>
        <text:p text:style-name="P23"><text:span text:style-name="T1">Finance</text:span> <text:span text:style-name="T1">–</text:span> <text:span text:style-name="T78">Learning and practicing to invest</text:span></text:p>
        <text:p text:style-name="P31"><text:span text:style-name="T2">Sports</text:span> <text:span text:style-name="T1">–</text:span> <text:span text:style-name="T55">School-level certificates holder for various sport events</text:span></text:p>
        <text:p text:style-name="P26"><text:span text:style-name="T3">Cooking</text:span><text:span text:style-name="T54"> </text:span></text:p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2"><text:soft-page-break/>PROJECT</text:p>
        <text:p text:style-name="P19"/>
        <text:p text:style-name="P18">FlyBy</text:p>
        <text:p text:style-name="P52"><text:a xlink:type="simple" xlink:href="http://letsflyby.com/" text:style-name="Internet_20_link" text:visited-style-name="Visited_20_Internet_20_Link"><text:span text:style-name="T31">lets</text:span></text:a><text:a xlink:type="simple" xlink:href="http://letsflyby.com/" text:style-name="Internet_20_link" text:visited-style-name="Visited_20_Internet_20_Link"><text:span text:style-name="T30">flyby</text:span></text:a><text:a xlink:type="simple" xlink:href="http://letsflyby.com/" text:style-name="Internet_20_link" text:visited-style-name="Visited_20_Internet_20_Link"><text:span text:style-name="T29">.com</text:span></text:a></text:p>
        <text:p text:style-name="P37"><text:span text:style-name="T64">Flyby is a communication tool for team</text:span><text:span text:style-name="T72">s</text:span><text:span text:style-name="T64"> which have short-lived sessions and enable communication </text:span><text:span text:style-name="T73">over</text:span><text:span text:style-name="T64"> text, voice, video and screenshare</text:span></text:p>
        <text:list xml:id="list1175038527" text:style-name="L11">
          <text:list-item>
            <text:p text:style-name="P79">Materialis<text:span text:style-name="T102">ed</text:span> graph in relational database f<text:span text:style-name="T100">or</text:span> small to medium scale</text:p>
          </text:list-item>
          <text:list-item>
            <text:p text:style-name="P92"><text:span text:style-name="T75">D</text:span><text:span text:style-name="T64">esign</text:span><text:span text:style-name="T75">ed</text:span><text:span text:style-name="T64"> database to have almost al</text:span><text:span text:style-name="T74">l</text:span><text:span text:style-name="T64"> the queries run on index by managing consistency manually</text:span></text:p>
          </text:list-item>
          <text:list-item>
            <text:p text:style-name="P91"><text:span text:style-name="T64">Implemented a caching layer(redis) on top of </text:span><text:span text:style-name="T109">~</text:span><text:span text:style-name="T64">80% <text:s/>of the database services</text:span></text:p>
          </text:list-item>
          <text:list-item>
            <text:p text:style-name="P79"><text:span text:style-name="T103">Developed a</text:span>n infinitely scalable api server with socket services centralised removes load on caching layer</text:p>
          </text:list-item>
          <text:list-item>
            <text:p text:style-name="P79">Customised client side differ to reduce data transport between chrome extension runtime and browser page runtime</text:p>
          </text:list-item>
          <text:list-item>
            <text:p text:style-name="P81"><text:span text:style-name="T108">Prepared </text:span><text:span text:style-name="T103">a</text:span> scalable logging infrastructure which also enables low scale app telemetry to reduce cost of infrastructure</text:p>
          </text:list-item>
          <text:list-item>
            <text:p text:style-name="P80"><text:span text:style-name="T104">Built </text:span><text:span text:style-name="T103">v</text:span><text:span text:style-name="T99">arious experience feature</text:span><text:span text:style-name="T101">s</text:span><text:span text:style-name="T99">(socket management, drag-n-drop image/link, link preview, copy message, minimize frame, chrome notification etc.)</text:span></text:p>
          </text:list-item>
          <text:list-item>
            <text:p text:style-name="P82">Chrome API, DynamoDB, REST, React.js, Jest.js, TypeScript</text:p>
          </text:list-item>
        </text:list>
        <text:p text:style-name="P100"/>
        <text:p text:style-name="P100"/>
        <text:p text:style-name="P14">Others</text:p>
        <text:p text:style-name="P99"><text:a xlink:type="simple" xlink:href="https://github.com/NavenduDuari" text:style-name="Internet_20_link" text:visited-style-name="Visited_20_Internet_20_Link"><text:span text:style-name="T38">github.com/NavenduDuari</text:span></text:a></text:p>
        <text:list xml:id="list2622421913" text:style-name="L12">
          <text:list-item>
            <text:p text:style-name="P83"><text:span text:style-name="T43">getblk</text:span><text:span text:style-name="T51"> - </text:span><text:span text:style-name="T84">Implementation of getblk algorithm in a multi-threading environment</text:span></text:p>
          </text:list-item>
          <text:list-item>
            <text:p text:style-name="P72"><text:span text:style-name="T61">fb-bot</text:span><text:span text:style-name="T60"> - </text:span><text:span text:style-name="T85">A simple Facebook bot using Puppeteer</text:span></text:p>
          </text:list-item>
          <text:list-item>
            <text:p text:style-name="P72"><text:span text:style-name="T91">gocoin</text:span><text:span text:style-name="T88"> - </text:span><text:span text:style-name="T86"><text:s/></text:span><text:span text:style-name="T87">A CLI </text:span><text:span text:style-name="T86">that gives data of crypto-currencies</text:span></text:p>
          </text:list-item>
          <text:list-item>
            <text:p text:style-name="P85"><text:span text:style-name="T89">Basic </text:span><text:span text:style-name="T90">blockchain implementations</text:span></text:p>
          </text:list-item>
        </text:list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Y<text:span text:style-name="T56">oursOwn</text:span></text:p>
        <text:p text:style-name="P39"><text:a xlink:type="simple" xlink:href="http://yoursown.com/" text:style-name="Internet_20_link" text:visited-style-name="Visited_20_Internet_20_Link"><text:span text:style-name="T37">y</text:span></text:a><text:a xlink:type="simple" xlink:href="http://yoursown.com/" text:style-name="Internet_20_link" text:visited-style-name="Visited_20_Internet_20_Link"><text:span text:style-name="T36">oursown.com</text:span></text:a></text:p>
        <text:p text:style-name="P35">A small scale social network within college where students can get feed of peer activity, college news etc.</text:p>
        <text:list xml:id="list91937456" text:style-name="L13">
          <text:list-item>
            <text:p text:style-name="P70"><text:span text:style-name="T95">A</text:span><text:span text:style-name="T94">nalyze</text:span><text:span text:style-name="T97">d</text:span><text:span text:style-name="T94"> and underst</text:span><text:span text:style-name="T97">oo</text:span><text:span text:style-name="T94">d business </text:span><text:span text:style-name="T96">and</text:span><text:span text:style-name="T94"> user requirements to create </text:span><text:span text:style-name="T95">r</text:span><text:span text:style-name="T94">eliable and efficient database design models as well as write code to interact with databases</text:span></text:p>
          </text:list-item>
          <text:list-item>
            <text:p text:style-name="P93">Built and deployed Docker containers to break up monolithic app into microservices, improving developer workflow, increasing scalability, and optimizing speed</text:p>
          </text:list-item>
          <text:list-item>
            <text:p text:style-name="P73"><text:span text:style-name="T104">Implemented </text:span>CRUD operations, <text:span text:style-name="T57">Document upload/download, Captcha generation, Real-time notification </text:span></text:p>
          </text:list-item>
          <text:list-item>
            <text:p text:style-name="P74"><text:span text:style-name="T44">PostgrSQL, </text:span><text:span text:style-name="T45">Cassandra, S3, </text:span><text:span text:style-name="T44">Grap</text:span><text:span text:style-name="T45">h</text:span><text:span text:style-name="T44">QL, </text:span><text:span text:style-name="T46">Websocket, Redis, </text:span><text:span text:style-name="T44">Go</text:span></text:p>
          </text:list-item>
        </text:list>
        <text:p text:style-name="P87"/>
        <text:p text:style-name="P11">go-<text:span text:style-name="T81">echo-blog</text:span></text:p>
        <text:p text:style-name="P22"><text:a xlink:type="simple" xlink:href="https://github.com/NavenduDuari/go-echo-blog" text:style-name="Internet_20_link" text:visited-style-name="Visited_20_Internet_20_Link"><text:span text:style-name="T40">github.com/NavenduDuari/go-echo-blog</text:span></text:a></text:p>
        <text:list xml:id="list1946256748" text:style-name="L14">
          <text:list-item>
            <text:p text:style-name="P98"><text:span text:style-name="T92">CRUD </text:span><text:span text:style-name="T93">operations</text:span></text:p>
          </text:list-item>
          <text:list-item>
            <text:p text:style-name="P94"><text:span text:style-name="T83">S</text:span>ignup/<text:span text:style-name="T83">L</text:span>ogin(password/OTP)</text:p>
          </text:list-item>
          <text:list-item>
            <text:p text:style-name="P95">JWT authentication</text:p>
          </text:list-item>
          <text:list-item>
            <text:p text:style-name="P88"><text:span text:style-name="T82">PostgreSQL, SNS, REST(echo), </text:span>Go</text:p>
          </text:list-item>
        </text:list>
        <text:list xml:id="list2410066451" text:style-name="L15">
          <text:list-header>
            <text:p text:style-name="P89"/>
          </text:list-header>
        </text:list>
        <text:p text:style-name="P10">go<text:span text:style-name="T62">info</text:span></text:p>
        <text:p text:style-name="P21"><text:a xlink:type="simple" xlink:href="http://github.com/NavenduDuari/goinfo" text:style-name="Internet_20_link" text:visited-style-name="Visited_20_Internet_20_Link"><text:span text:style-name="T40">github.com/NavenduDuari/</text:span></text:a><text:a xlink:type="simple" xlink:href="http://github.com/NavenduDuari/goinfo" text:style-name="Internet_20_link" text:visited-style-name="Visited_20_Internet_20_Link"><text:span text:style-name="T41">go</text:span></text:a><text:a xlink:type="simple" xlink:href="http://github.com/NavenduDuari/goinfo" text:style-name="Internet_20_link" text:visited-style-name="Visited_20_Internet_20_Link"><text:span text:style-name="T42">info</text:span></text:a></text:p>
        <text:list xml:id="list3558596478" text:style-name="L16">
          <text:list-item>
            <text:p text:style-name="P96">Experience CLI through WhatsApp (Basic application for programmed WhatsApp communication)</text:p>
          </text:list-item>
          <text:list-item>
            <text:p text:style-name="P97">crypto –<text:span text:style-name="T44"> </text:span><text:span text:style-name="T49">g</text:span><text:span text:style-name="T44">ives prices of crypto-currencies</text:span></text:p>
          </text:list-item>
          <text:list-item>
            <text:p text:style-name="P97">covid<text:span text:style-name="T44"> – covid19 tracker for India</text:span></text:p>
          </text:list-item>
          <text:list-item>
            <text:p text:style-name="P97">gogit<text:span text:style-name="T44"> – gives basic insights of Github profile</text:span></text:p>
          </text:list-item>
          <text:list-item>
            <text:p text:style-name="P76"><text:span text:style-name="T44">Go, </text:span><text:span text:style-name="T48">various</text:span><text:span text:style-name="T47"> API</text:span><text:span text:style-name="T48">s</text:span></text:p>
          </text:list-item>
        </text:list>
        <text:list xml:id="list222743209320965" text:continue-list="list2410066451" text:style-name="L15">
          <text:list-header>
            <text:p text:style-name="P90"/>
          </text:list-header>
        </text:list>
        <text:p text:style-name="P40"><text:span text:style-name="T35">L</text:span><text:span text:style-name="T10">ifeLine</text:span></text:p>
        <text:p text:style-name="P38"><text:a xlink:type="simple" xlink:href="http://life-line-demo.herokuapp.com/" text:style-name="Internet_20_link" text:visited-style-name="Visited_20_Internet_20_Link"><text:span text:style-name="T38">life-line-demo.herokuapp.com</text:span></text:a></text:p>
        <text:list xml:id="list277741773" text:style-name="L17">
          <text:list-item>
            <text:p text:style-name="P84">Blood donor information app</text:p>
          </text:list-item>
          <text:list-item>
            <text:p text:style-name="P75"><text:span text:style-name="T58">MongoDB, REST, </text:span><text:span text:style-name="T59">Node.js</text:span><text:span text:style-name="T58">, </text:span><text:span text:style-name="T59">React.js, Redux.js</text:span></text:p>
          </text:list-item>
        </text:list>
        <text:p text:style-name="P47"/>
        <text:p text:style-name="P47"/>
        <text:p text:style-name="P47"/>
        <text:p text:style-name="P4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erebri Sans" svg:font-family="'Cerebri Sans'"/>
    <style:font-face style:name="Lohit Devanagari1" svg:font-family="'Lohit Devanagari'"/>
    <style:font-face style:name="Proxima Nova" svg:font-family="'Proxima Nova', Arial, sans-serif"/>
    <style:font-face style:name="Times" svg:font-family="Times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44cm" fo:margin-right="1.15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0-10-01T22:26:34.261343245</dc:date>
    <meta:editing-duration>PT11H36M39S</meta:editing-duration>
    <meta:editing-cycles>190</meta:editing-cycles>
    <meta:generator>LibreOffice/6.4.6.2$Linux_X86_64 LibreOffice_project/40$Build-2</meta:generator>
    <meta:document-statistic meta:table-count="0" meta:image-count="0" meta:object-count="0" meta:page-count="2" meta:paragraph-count="92" meta:word-count="533" meta:character-count="3840" meta:non-whitespace-character-count="3402"/>
  </office:meta>
</office:document-meta>
</file>